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513d" officeooo:paragraph-rsid="000c513d"/>
    </style:style>
    <style:style style:name="P2" style:family="paragraph" style:parent-style-name="Standard">
      <style:text-properties officeooo:rsid="000e134b" officeooo:paragraph-rsid="000e13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fadsfdfads</text:p>
      <text:p text:style-name="P1"/>
      <text:p text:style-name="P2">kdasjhf;k</text:p>
      <text:p text:style-name="P2">asdgfhdaskgfjhdasgkjhdasgf</text:p>
      <text:p text:style-name="P2">asdfglkjgfhdasf’das;fpasd</text:p>
      <text:p text:style-name="P2">fdasghdasg</text:p>
      <text:p text:style-name="P2">asdfasdf</text:p>
      <text:p text:style-name="P2">dasfdas</text:p>
      <text:p text:style-name="P2">fdasf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5:04:00.985122397</meta:creation-date>
    <dc:date>2022-02-04T15:37:59.244966694</dc:date>
    <meta:editing-duration>PT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" meta:character-count="102" meta:non-whitespace-character-count="102"/>
  </office:meta>
</office:document-meta>
</file>